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703cm" fo:min-width="11.635cm"/>
    </style:style>
    <style:style style:name="gr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847cm" fo:min-width="7.94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cm" fo:min-width="2.906cm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2.322cm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0.84cm"/>
    </style:style>
    <style:style style:name="gr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107cm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052cm"/>
    </style:style>
    <style:style style:name="gr1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807cm" fo:min-width="5.7cm"/>
    </style:style>
    <style:style style:name="gr1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1.183cm"/>
    </style:style>
    <style:style style:name="gr1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505cm" fo:min-width="4.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cm" fo:min-width="2.9cm"/>
    </style:style>
    <style:style style:name="gr1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5cm" fo:min-width="3.473cm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4.049cm"/>
    </style:style>
    <style:style style:name="gr1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619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cm" fo:min-width="2.65cm"/>
    </style:style>
    <style:style style:name="gr18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1.365cm"/>
    </style:style>
    <style:style style:name="gr1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703cm" fo:min-width="2.521cm"/>
    </style:style>
    <style:style style:name="gr2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08cm" fo:min-width="2.64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5cm" fo:min-width="1.7cm"/>
    </style:style>
    <style:style style:name="gr2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2.322cm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cm" fo:min-width="4.111cm"/>
    </style:style>
    <style:style style:name="gr2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405cm" fo:min-width="1.931cm"/>
    </style:style>
    <style:style style:name="gr2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405cm" fo:min-width="6cm"/>
    </style:style>
    <style:style style:name="gr2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054cm" fo:min-width="8.231cm"/>
    </style:style>
    <style:style style:name="gr2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465cm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2.809cm" fo:min-width="4.8cm"/>
    </style:style>
    <style:style style:name="gr2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45cm" fo:min-width="7.5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67cm" fo:min-width="2.188cm"/>
    </style:style>
    <style:style style:name="gr31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34" style:family="graphic" style:parent-style-name="objectwithoutfill">
      <style:graphic-properties draw:fill="solid" draw:fill-color="#ffffff" draw:textarea-vertical-align="middle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3" style:family="paragraph">
      <loext:graphic-properties draw:fill="none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4" style:family="paragraph">
      <loext:graphic-properties draw:fill="none"/>
      <style:paragraph-properties fo:text-align="center"/>
      <style:text-properties fo:font-size="10pt" fo:letter-spacing="normal"/>
    </style:style>
    <style:style style:name="P5" style:family="paragraph">
      <loext:graphic-properties draw:fill="solid"/>
      <style:paragraph-properties fo:text-align="center"/>
      <style:text-properties fo:font-size="10pt"/>
    </style:style>
    <style:style style:name="P6" style:family="paragraph">
      <loext:graphic-properties draw:fill="none" draw:fill-color="#ffffff" draw:opacity="50%"/>
      <style:paragraph-properties fo:margin-top="0cm" fo:margin-bottom="0cm" fo:text-align="start"/>
      <style:text-properties style:font-name="Bahnschrift Light" fo:font-size="10pt" fo:letter-spacing="normal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Bahnschrift Light" fo:font-size="10pt" fo:letter-spacing="normal" style:font-size-asian="14pt" style:font-size-complex="14pt"/>
    </style:style>
    <style:style style:name="T2" style:family="text">
      <style:text-properties style:font-name="Bahnschrift Light" fo:font-size="10pt" fo:letter-spacing="normal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Bahnschrift Light" fo:font-size="10pt" fo:letter-spacing="normal" fo:font-style="italic" style:font-size-asian="12pt" style:font-style-asian="italic" style:font-size-complex="12pt" style:font-style-complex="italic"/>
    </style:style>
    <style:style style:name="T6" style:family="text">
      <style:text-properties style:font-name="Bahnschrift Light" fo:font-size="10pt" fo:letter-spacing="normal" fo:font-style="italic" style:font-size-asian="14pt" style:font-style-asian="italic" style:font-size-complex="14pt" style:font-style-complex="italic"/>
    </style:style>
    <style:style style:name="T7" style:family="text">
      <style:text-properties style:font-name="Bahnschrift Light" fo:font-size="10pt" fo:letter-spacing="normal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4.193cm" svg:height="1.655cm" svg:x="4.333cm" svg:y="4.601cm">
          <draw:text-box>
            <text:p text:style-name="P1"><text:span text:style-name="T1">Creazione di una socket appropriata per ciascun servizio definito nel file di configurazione</text:span></text:p>
            <text:p text:style-name="P1"><text:span text:style-name="T1">------------------------------------------</text:span></text:p>
            <text:p text:style-name="P1"><text:span text:style-name="T1">sfd = socket()</text:span></text:p>
            <text:p text:style-name="P1"><text:span text:style-name="T1">bind()</text:span></text:p>
          </draw:text-box>
        </draw:frame>
        <draw:frame draw:style-name="gr2" draw:text-style-name="P3" draw:layer="layout" svg:width="10.019cm" svg:height="1.097cm" svg:x="6.178cm" svg:y="2.603cm">
          <draw:text-box>
            <text:p text:style-name="P1"><text:span text:style-name="T2">Lettura del file di configurazione inetd.conf e salvataggio delle </text:span></text:p>
            <text:p text:style-name="P1"><text:span text:style-name="T2">Informazioni in struttura dati</text:span></text:p>
          </draw:text-box>
        </draw:frame>
        <draw:custom-shape draw:style-name="gr3" draw:text-style-name="P4" draw:layer="layout" svg:width="6.81cm" svg:height="1.5cm" svg:x="7.1cm" svg:y="7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4.151cm" svg:height="0.747cm" svg:x="8.549cm" svg:y="8.053cm">
          <draw:text-box>
            <text:p text:style-name="P1"><text:span text:style-name="T1"><text:s/></text:span><text:span text:style-name="T1">Service.protocol == <text:s text:c="2"/>tcp</text:span></text:p>
          </draw:text-box>
        </draw:frame>
        <draw:line draw:style-name="gr5" draw:text-style-name="P5" draw:layer="layout" svg:x1="10.4cm" svg:y1="1.7cm" svg:x2="10.4cm" svg:y2="2.5cm">
          <text:p/>
        </draw:line>
        <draw:line draw:style-name="gr5" draw:text-style-name="P5" draw:layer="layout" svg:x1="10.4cm" svg:y1="6.4cm" svg:x2="10.4cm" svg:y2="7.6cm">
          <text:p/>
        </draw:line>
        <draw:line draw:style-name="gr6" draw:text-style-name="P5" draw:layer="layout" svg:x1="6.8cm" svg:y1="8.5cm" svg:x2="5.7cm" svg:y2="8.5cm">
          <text:p/>
        </draw:line>
        <draw:line draw:style-name="gr5" draw:text-style-name="P5" draw:layer="layout" svg:x1="5.7cm" svg:y1="8.5cm" svg:x2="5.7cm" svg:y2="8.5cm">
          <text:p/>
        </draw:line>
        <draw:line draw:style-name="gr5" draw:text-style-name="P5" draw:layer="layout" svg:x1="5.7cm" svg:y1="8.5cm" svg:x2="5.7cm" svg:y2="9.59cm">
          <text:p/>
        </draw:line>
        <draw:frame draw:style-name="gr7" draw:text-style-name="P3" draw:layer="layout" svg:width="1.34cm" svg:height="0.747cm" svg:x="5.088cm" svg:y="7.804cm">
          <draw:text-box>
            <text:p text:style-name="P1"><text:span text:style-name="T1">TRUE</text:span></text:p>
          </draw:text-box>
        </draw:frame>
        <draw:frame draw:style-name="gr8" draw:text-style-name="P3" draw:layer="layout" svg:width="3.304cm" svg:height="0.747cm" svg:x="4.096cm" svg:y="9.6cm">
          <draw:text-box>
            <text:p text:style-name="P1"><text:span text:style-name="T3">listen(</text:span><text:span text:style-name="T1">service.sfd)</text:span></text:p>
          </draw:text-box>
        </draw:frame>
        <draw:line draw:style-name="gr6" draw:text-style-name="P5" draw:layer="layout" svg:x1="5.7cm" svg:y1="10.2cm" svg:x2="5.7cm" svg:y2="10.8cm">
          <text:p/>
        </draw:line>
        <draw:line draw:style-name="gr6" draw:text-style-name="P5" draw:layer="layout" svg:x1="15.2cm" svg:y1="8.5cm" svg:x2="14.1cm" svg:y2="8.5cm">
          <text:p/>
        </draw:line>
        <draw:line draw:style-name="gr6" draw:text-style-name="P5" draw:layer="layout" svg:x1="15.2cm" svg:y1="8.5cm" svg:x2="15.2cm" svg:y2="10.8cm">
          <text:p/>
        </draw:line>
        <draw:frame draw:style-name="gr9" draw:text-style-name="P3" draw:layer="layout" svg:width="1.552cm" svg:height="0.747cm" svg:x="14.389cm" svg:y="7.805cm">
          <draw:text-box>
            <text:p text:style-name="P1"><text:span text:style-name="T1">FALSE</text:span></text:p>
          </draw:text-box>
        </draw:frame>
        <draw:line draw:style-name="gr6" draw:text-style-name="P5" draw:layer="layout" svg:x1="5.7cm" svg:y1="10.8cm" svg:x2="15.2cm" svg:y2="10.8cm">
          <text:p/>
        </draw:line>
        <draw:line draw:style-name="gr5" draw:text-style-name="P5" draw:layer="layout" svg:x1="10.4cm" svg:y1="10.9cm" svg:x2="10.4cm" svg:y2="12cm">
          <text:p/>
        </draw:line>
        <draw:frame draw:style-name="gr10" draw:text-style-name="P3" draw:layer="layout" svg:width="6.2cm" svg:height="2.057cm" svg:x="7.3cm" svg:y="11.8cm">
          <draw:text-box>
            <text:p text:style-name="P1"><text:span text:style-name="T2">Definizione dell’handle <text:s/>per</text:span></text:p>
            <text:p text:style-name="P1"><text:span text:style-name="T4">la gestione dei </text:span><text:span text:style-name="T2">SIGCHILD </text:span></text:p>
            <text:p text:style-name="P1"><text:span text:style-name="T2">------------------------</text:span></text:p>
            <text:p text:style-name="P1"><text:span text:style-name="T2"><text:s text:c="5"/></text:span><text:span text:style-name="T2">signal(SIGCHLD, handle_signal)</text:span></text:p>
          </draw:text-box>
        </draw:frame>
        <draw:frame draw:style-name="gr11" draw:text-style-name="P2" draw:layer="layout" svg:width="2.614cm" svg:height="0.747cm" svg:x="9.086cm" svg:y="16.9cm">
          <draw:text-box>
            <text:p text:style-name="P1"><text:span text:style-name="T1">select(fd_set)</text:span></text:p>
          </draw:text-box>
        </draw:frame>
        <draw:line draw:style-name="gr5" draw:text-style-name="P5" draw:layer="layout" svg:x1="10.4cm" svg:y1="16.3cm" svg:x2="10.4cm" svg:y2="16.9cm">
          <text:p/>
        </draw:line>
        <draw:frame draw:style-name="gr12" draw:text-style-name="P3" draw:layer="layout" svg:width="4.7cm" svg:height="1.755cm" svg:x="8cm" svg:y="14.6cm">
          <draw:text-box>
            <text:p text:style-name="P1"><text:span text:style-name="T2">Creazione struttura </text:span><text:span text:style-name="T5">fd_set <text:s/></text:span></text:p>
            <text:p text:style-name="P1"><text:span text:style-name="T5">-----------------------</text:span></text:p>
            <text:p text:style-name="P1"><text:span text:style-name="T2">FD_ZERO()</text:span><text:span text:style-name="T2"><text:line-break/></text:span><text:span text:style-name="T2">FD_SET() </text:span></text:p>
          </draw:text-box>
        </draw:frame>
        <draw:line draw:style-name="gr5" draw:text-style-name="P5" draw:layer="layout" svg:x1="10.4cm" svg:y1="13.5cm" svg:x2="10.4cm" svg:y2="14.6cm">
          <text:p/>
        </draw:line>
        <draw:line draw:style-name="gr5" draw:text-style-name="P5" draw:layer="layout" svg:x1="10.4cm" svg:y1="3.5cm" svg:x2="10.4cm" svg:y2="4.6cm">
          <text:p/>
        </draw:line>
        <draw:custom-shape draw:style-name="gr13" draw:text-style-name="P4" draw:layer="layout" svg:width="6.8cm" svg:height="1.5cm" svg:x="7.1cm" svg:y="2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2" draw:layer="layout" svg:width="3.973cm" svg:height="0.75cm" svg:x="8.7cm" svg:y="22.9cm">
          <draw:text-box>
            <text:p text:style-name="P1"><text:span text:style-name="T1">Service.protocol == tcp</text:span></text:p>
          </draw:text-box>
        </draw:frame>
        <draw:line draw:style-name="gr6" draw:text-style-name="P5" draw:layer="layout" svg:x1="6.8cm" svg:y1="23.3cm" svg:x2="5.7cm" svg:y2="23.3cm">
          <text:p/>
        </draw:line>
        <draw:line draw:style-name="gr5" draw:text-style-name="P5" draw:layer="layout" svg:x1="5.7cm" svg:y1="23.3cm" svg:x2="5.7cm" svg:y2="23.3cm">
          <text:p/>
        </draw:line>
        <draw:line draw:style-name="gr5" draw:text-style-name="P5" draw:layer="layout" svg:x1="5.7cm" svg:y1="23.3cm" svg:x2="5.7cm" svg:y2="24.39cm">
          <text:p/>
        </draw:line>
        <draw:frame draw:style-name="gr7" draw:text-style-name="P3" draw:layer="layout" svg:width="1.34cm" svg:height="0.747cm" svg:x="5.088cm" svg:y="22.604cm">
          <draw:text-box>
            <text:p text:style-name="P1"><text:span text:style-name="T1">TRUE</text:span></text:p>
          </draw:text-box>
        </draw:frame>
        <draw:frame draw:style-name="gr15" draw:text-style-name="P3" draw:layer="layout" svg:width="4.549cm" svg:height="0.747cm" svg:x="3.389cm" svg:y="24.405cm">
          <draw:text-box>
            <text:p text:style-name="P1"><text:span text:style-name="T1">connection_sfd = accept()</text:span></text:p>
          </draw:text-box>
        </draw:frame>
        <draw:line draw:style-name="gr6" draw:text-style-name="P5" draw:layer="layout" svg:x1="5.7cm" svg:y1="25cm" svg:x2="5.7cm" svg:y2="25.6cm">
          <text:p/>
        </draw:line>
        <draw:line draw:style-name="gr6" draw:text-style-name="P5" draw:layer="layout" svg:x1="15.2cm" svg:y1="23.3cm" svg:x2="14.1cm" svg:y2="23.3cm">
          <text:p/>
        </draw:line>
        <draw:line draw:style-name="gr6" draw:text-style-name="P5" draw:layer="layout" svg:x1="15.2cm" svg:y1="23.3cm" svg:x2="15.2cm" svg:y2="25.6cm">
          <text:p/>
        </draw:line>
        <draw:frame draw:style-name="gr9" draw:text-style-name="P3" draw:layer="layout" svg:width="1.552cm" svg:height="0.747cm" svg:x="14.389cm" svg:y="22.605cm">
          <draw:text-box>
            <text:p text:style-name="P1"><text:span text:style-name="T1">FALSE</text:span></text:p>
          </draw:text-box>
        </draw:frame>
        <draw:line draw:style-name="gr6" draw:text-style-name="P5" draw:layer="layout" svg:x1="5.7cm" svg:y1="25.6cm" svg:x2="15.2cm" svg:y2="25.6cm">
          <text:p/>
        </draw:line>
        <draw:line draw:style-name="gr5" draw:text-style-name="P5" draw:layer="layout" svg:x1="10.5cm" svg:y1="25.5cm" svg:x2="10.5cm" svg:y2="26.3cm">
          <text:p/>
        </draw:line>
        <draw:frame draw:style-name="gr16" draw:text-style-name="P3" draw:layer="layout" svg:width="2.119cm" svg:height="0.747cm" svg:x="9.39cm" svg:y="26.306cm">
          <draw:text-box>
            <text:p text:style-name="P1"><text:span text:style-name="T1">pid = fork()</text:span></text:p>
          </draw:text-box>
        </draw:frame>
        <draw:line draw:style-name="gr5" draw:text-style-name="P5" draw:layer="layout" svg:x1="10.5cm" svg:y1="26.9cm" svg:x2="10.5cm" svg:y2="28cm">
          <text:p/>
        </draw:line>
        <draw:custom-shape draw:style-name="gr17" draw:text-style-name="P4" draw:layer="layout" svg:width="6.3cm" svg:height="1.5cm" svg:x="7.4cm" svg:y="2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" draw:layer="layout" svg:width="1.865cm" svg:height="0.747cm" svg:x="9.568cm" svg:y="28.503cm">
          <draw:text-box>
            <text:p text:style-name="P1"><text:span text:style-name="T1">pid == 0</text:span></text:p>
          </draw:text-box>
        </draw:frame>
        <draw:line draw:style-name="gr6" draw:text-style-name="P5" draw:layer="layout" svg:x1="7.2cm" svg:y1="28.9cm" svg:x2="6.1cm" svg:y2="28.9cm">
          <text:p/>
        </draw:line>
        <draw:line draw:style-name="gr5" draw:text-style-name="P5" draw:layer="layout" svg:x1="6.1cm" svg:y1="28.9cm" svg:x2="6.1cm" svg:y2="28.9cm">
          <text:p/>
        </draw:line>
        <draw:line draw:style-name="gr5" draw:text-style-name="P5" draw:layer="layout" svg:x1="6.1cm" svg:y1="28.9cm" svg:x2="6.1cm" svg:y2="29.99cm">
          <text:p/>
        </draw:line>
        <draw:frame draw:style-name="gr19" draw:text-style-name="P3" draw:layer="layout" svg:width="3.021cm" svg:height="0.953cm" svg:x="4.579cm" svg:y="27.847cm">
          <draw:text-box>
            <text:p text:style-name="P1"><text:span text:style-name="T1">TRUE</text:span><text:span text:style-name="T1"><text:line-break/></text:span><text:span text:style-name="T1">(processo figlio)</text:span></text:p>
          </draw:text-box>
        </draw:frame>
        <draw:line draw:style-name="gr6" draw:text-style-name="P5" draw:layer="layout" svg:x1="15.2cm" svg:y1="28.9cm" svg:x2="14.1cm" svg:y2="28.9cm">
          <text:p/>
        </draw:line>
        <draw:frame draw:style-name="gr20" draw:text-style-name="P3" draw:layer="layout" svg:width="3.144cm" svg:height="1.158cm" svg:x="14.4cm" svg:y="27.942cm">
          <draw:text-box>
            <text:p text:style-name="P1"><text:span text:style-name="T1">FALSE</text:span></text:p>
            <text:p text:style-name="P1"><text:span text:style-name="T1">(processo padre)</text:span></text:p>
          </draw:text-box>
        </draw:frame>
        <draw:custom-shape draw:style-name="gr21" draw:text-style-name="P4" draw:layer="layout" svg:width="4.4cm" svg:height="1.5cm" svg:x="3.901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3" draw:layer="layout" svg:width="3.973cm" svg:height="0.747cm" svg:x="4.327cm" svg:y="30.5cm">
          <draw:text-box>
            <text:p text:style-name="P1"><text:span text:style-name="T1">Service.protocol == tcp</text:span></text:p>
          </draw:text-box>
        </draw:frame>
        <draw:line draw:style-name="gr6" draw:text-style-name="P5" draw:layer="layout" svg:x1="3.801cm" svg:y1="30.9cm" svg:x2="2.701cm" svg:y2="30.9cm">
          <text:p/>
        </draw:line>
        <draw:line draw:style-name="gr5" draw:text-style-name="P5" draw:layer="layout" svg:x1="2.701cm" svg:y1="30.9cm" svg:x2="2.701cm" svg:y2="30.9cm">
          <text:p/>
        </draw:line>
        <draw:line draw:style-name="gr5" draw:text-style-name="P5" draw:layer="layout" svg:x1="2.701cm" svg:y1="30.9cm" svg:x2="2.701cm" svg:y2="31.99cm">
          <text:p/>
        </draw:line>
        <draw:frame draw:style-name="gr7" draw:text-style-name="P3" draw:layer="layout" svg:width="1.34cm" svg:height="0.747cm" svg:x="2.089cm" svg:y="30.204cm">
          <draw:text-box>
            <text:p text:style-name="P1"><text:span text:style-name="T1">TRUE</text:span></text:p>
          </draw:text-box>
        </draw:frame>
        <draw:line draw:style-name="gr6" draw:text-style-name="P5" draw:layer="layout" svg:x1="2.8cm" svg:y1="33.6cm" svg:x2="2.801cm" svg:y2="35.8cm">
          <text:p/>
        </draw:line>
        <draw:line draw:style-name="gr6" draw:text-style-name="P5" draw:layer="layout" svg:x1="9.501cm" svg:y1="30.9cm" svg:x2="8.401cm" svg:y2="30.9cm">
          <text:p/>
        </draw:line>
        <draw:frame draw:style-name="gr9" draw:text-style-name="P3" draw:layer="layout" svg:width="1.552cm" svg:height="0.747cm" svg:x="8.29cm" svg:y="30.205cm">
          <draw:text-box>
            <text:p text:style-name="P1"><text:span text:style-name="T1">FALSE</text:span></text:p>
          </draw:text-box>
        </draw:frame>
        <draw:line draw:style-name="gr6" draw:text-style-name="P5" draw:layer="layout" svg:x1="2.701cm" svg:y1="35.9cm" svg:x2="9.501cm" svg:y2="35.9cm">
          <text:p/>
        </draw:line>
        <draw:line draw:style-name="gr5" draw:text-style-name="P5" draw:layer="layout" svg:x1="6.101cm" svg:y1="35.9cm" svg:x2="6.101cm" svg:y2="37cm">
          <text:p/>
        </draw:line>
        <draw:line draw:style-name="gr5" draw:text-style-name="P5" draw:layer="layout" svg:x1="9.501cm" svg:y1="30.9cm" svg:x2="9.501cm" svg:y2="30.9cm">
          <text:p/>
        </draw:line>
        <draw:line draw:style-name="gr5" draw:text-style-name="P5" draw:layer="layout" svg:x1="9.501cm" svg:y1="30.9cm" svg:x2="9.501cm" svg:y2="31.99cm">
          <text:p/>
        </draw:line>
        <draw:line draw:style-name="gr6" draw:text-style-name="P5" draw:layer="layout" svg:x1="9.5cm" svg:y1="33.1cm" svg:x2="9.501cm" svg:y2="35.9cm">
          <text:p/>
        </draw:line>
        <draw:frame draw:style-name="gr23" draw:text-style-name="P3" draw:layer="layout" svg:width="4.611cm" svg:height="1.4cm" svg:x="1.2cm" svg:y="32.5cm">
          <draw:text-box>
            <text:p text:style-name="P1"><text:span text:style-name="T1">Socket = connection_sfd </text:span></text:p>
            <text:p text:style-name="P1"><text:span text:style-name="T1">close(service.sfd)</text:span></text:p>
          </draw:text-box>
        </draw:frame>
        <draw:frame draw:style-name="gr24" draw:text-style-name="P3" draw:layer="layout" svg:width="3.546cm" svg:height="1.655cm" svg:x="7.854cm" svg:y="32.2cm">
          <draw:text-box>
            <text:p text:style-name="P1"><text:span text:style-name="T1">Socket = service.sfd</text:span></text:p>
          </draw:text-box>
        </draw:frame>
        <draw:frame draw:style-name="gr25" draw:text-style-name="P3" draw:layer="layout" svg:width="6.598cm" svg:height="3.761cm" svg:x="2.702cm" svg:y="37.039cm">
          <draw:text-box>
            <text:p text:style-name="P1"><text:span text:style-name="T1">Chiudo stdin, stdout e <text:s/></text:span><text:span text:style-name="T1"><text:line-break/></text:span><text:span text:style-name="T1">e stderr, e li sostituisco con </text:span><text:span text:style-name="T6">socket</text:span><text:span text:style-name="T1"> </text:span></text:p>
            <text:p text:style-name="P1"><text:span text:style-name="T1">------------------------------------</text:span></text:p>
            <text:p text:style-name="P1"><text:span text:style-name="T1">Close(0)</text:span></text:p>
            <text:p text:style-name="P1"><text:span text:style-name="T1">Close(1)</text:span></text:p>
            <text:p text:style-name="P1"><text:span text:style-name="T1">Close(2)</text:span></text:p>
            <text:p text:style-name="P1"><text:span text:style-name="T1">dup(socket)</text:span></text:p>
            <text:p text:style-name="P1"><text:span text:style-name="T1">dup(socket)</text:span></text:p>
            <text:p text:style-name="P1"><text:span text:style-name="T1">dup(socket)</text:span></text:p>
            <text:p text:style-name="P1"><text:span text:style-name="T1"/></text:p>
          </draw:text-box>
        </draw:frame>
        <draw:line draw:style-name="gr5" draw:text-style-name="P5" draw:layer="layout" svg:x1="6.1cm" svg:y1="40.5cm" svg:x2="6.101cm" svg:y2="41.7cm">
          <text:p/>
        </draw:line>
        <draw:frame draw:style-name="gr26" draw:text-style-name="P3" draw:layer="layout" svg:width="8.731cm" svg:height="1.655cm" svg:x="1.8cm" svg:y="41.907cm">
          <draw:text-box>
            <text:p text:style-name="P1"><text:span text:style-name="T7">Sostituisco l’immagine </text:span><text:span text:style-name="T7"><text:line-break/></text:span><text:span text:style-name="T7">del processo figlio con quella del servizio richiesto</text:span></text:p>
            <text:p text:style-name="P1"><text:span text:style-name="T7">-----------------------------------</text:span></text:p>
            <text:p text:style-name="P1"><text:span text:style-name="T7"><text:s text:c="11"/></text:span><text:span text:style-name="T7">execle()</text:span></text:p>
          </draw:text-box>
        </draw:frame>
        <draw:line draw:style-name="gr5" draw:text-style-name="P5" draw:layer="layout" svg:x1="15.201cm" svg:y1="28.9cm" svg:x2="15.201cm" svg:y2="28.9cm">
          <text:p/>
        </draw:line>
        <draw:line draw:style-name="gr5" draw:text-style-name="P5" draw:layer="layout" svg:x1="15.201cm" svg:y1="28.9cm" svg:x2="15.201cm" svg:y2="29.99cm">
          <text:p/>
        </draw:line>
        <draw:custom-shape draw:style-name="gr21" draw:text-style-name="P4" draw:layer="layout" svg:width="4.4cm" svg:height="1.5cm" svg:x="13.002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3" draw:layer="layout" svg:width="4.032cm" svg:height="0.747cm" svg:x="13.4cm" svg:y="30.5cm">
          <draw:text-box>
            <text:p text:style-name="P1"><text:span text:style-name="T1"><text:s/></text:span><text:span text:style-name="T1">Service.protocol == tcp</text:span></text:p>
          </draw:text-box>
        </draw:frame>
        <draw:line draw:style-name="gr6" draw:text-style-name="P5" draw:layer="layout" svg:x1="12.902cm" svg:y1="30.9cm" svg:x2="11.802cm" svg:y2="30.9cm">
          <text:p/>
        </draw:line>
        <draw:line draw:style-name="gr5" draw:text-style-name="P5" draw:layer="layout" svg:x1="11.802cm" svg:y1="30.9cm" svg:x2="11.802cm" svg:y2="30.9cm">
          <text:p/>
        </draw:line>
        <draw:frame draw:style-name="gr9" draw:text-style-name="P3" draw:layer="layout" svg:width="1.552cm" svg:height="0.747cm" svg:x="11.19cm" svg:y="30.204cm">
          <draw:text-box>
            <text:p text:style-name="P1"><text:span text:style-name="T1">FALSE</text:span></text:p>
          </draw:text-box>
        </draw:frame>
        <draw:line draw:style-name="gr6" draw:text-style-name="P5" draw:layer="layout" svg:x1="11.802cm" svg:y1="30.9cm" svg:x2="11.802cm" svg:y2="33.2cm">
          <text:p/>
        </draw:line>
        <draw:line draw:style-name="gr6" draw:text-style-name="P5" draw:layer="layout" svg:x1="18.602cm" svg:y1="30.9cm" svg:x2="17.502cm" svg:y2="30.9cm">
          <text:p/>
        </draw:line>
        <draw:frame draw:style-name="gr7" draw:text-style-name="P3" draw:layer="layout" svg:width="1.34cm" svg:height="0.747cm" svg:x="17.391cm" svg:y="30.205cm">
          <draw:text-box>
            <text:p text:style-name="P1"><text:span text:style-name="T1">TRUE</text:span></text:p>
          </draw:text-box>
        </draw:frame>
        <draw:line draw:style-name="gr6" draw:text-style-name="P5" draw:layer="layout" svg:x1="11.802cm" svg:y1="33.2cm" svg:x2="18.602cm" svg:y2="33.2cm">
          <text:p/>
        </draw:line>
        <draw:line draw:style-name="gr5" draw:text-style-name="P5" draw:layer="layout" svg:x1="15.202cm" svg:y1="33.2cm" svg:x2="15.202cm" svg:y2="34.3cm">
          <text:p/>
        </draw:line>
        <draw:line draw:style-name="gr5" draw:text-style-name="P5" draw:layer="layout" svg:x1="18.602cm" svg:y1="30.9cm" svg:x2="18.602cm" svg:y2="30.9cm">
          <text:p/>
        </draw:line>
        <draw:line draw:style-name="gr5" draw:text-style-name="P5" draw:layer="layout" svg:x1="18.602cm" svg:y1="30.9cm" svg:x2="18.602cm" svg:y2="31.99cm">
          <text:p/>
        </draw:line>
        <draw:line draw:style-name="gr6" draw:text-style-name="P5" draw:layer="layout" svg:x1="18.602cm" svg:y1="32.6cm" svg:x2="18.602cm" svg:y2="33.2cm">
          <text:p/>
        </draw:line>
        <draw:frame draw:style-name="gr27" draw:text-style-name="P6" draw:layer="layout" svg:width="3.965cm" svg:height="0.747cm" svg:x="15.981cm" svg:y="32.049cm">
          <draw:text-box>
            <text:p text:style-name="P1"><text:span text:style-name="T1">close (connection_sfd)</text:span></text:p>
          </draw:text-box>
        </draw:frame>
        <draw:frame draw:style-name="gr28" draw:text-style-name="P3" draw:layer="layout" svg:width="6.039cm" svg:height="3.059cm" svg:x="13.8cm" svg:y="36.441cm">
          <draw:text-box>
            <text:p text:style-name="P1"><text:span text:style-name="T1">Salvo in struttura dati il PID del figlio</text:span><text:span text:style-name="T1"><text:line-break/></text:span><text:span text:style-name="T1">e rimuovo dalla struttura </text:span><text:span text:style-name="T6">fd_set</text:span><text:span text:style-name="T6"><text:line-break/></text:span><text:span text:style-name="T7"> il file descriptor della socket di </text:span></text:p>
            <text:p text:style-name="P1"><text:span text:style-name="T7">benvenuto del servizio </text:span></text:p>
            <text:p text:style-name="P1"><text:span text:style-name="T7">richiesto</text:span></text:p>
            <text:p text:style-name="P1"><text:span text:style-name="T7">----------------------------</text:span><text:span text:style-name="T1"> </text:span></text:p>
            <text:p text:style-name="P1"><text:span text:style-name="T1">FD_CLR(service.sfd)</text:span></text:p>
          </draw:text-box>
        </draw:frame>
        <draw:line draw:style-name="gr6" draw:text-style-name="P5" draw:layer="layout" svg:x1="15.2cm" svg:y1="41.2cm" svg:x2="15.2cm" svg:y2="42.3cm">
          <text:p/>
        </draw:line>
        <draw:frame draw:style-name="gr29" draw:text-style-name="P3" draw:layer="layout" svg:width="8.308cm" svg:height="1.195cm" svg:x="6.6cm" svg:y="20.6cm">
          <draw:text-box>
            <text:p text:style-name="P1"><text:span text:style-name="T2">Viene identificata la socket di benvenuto contattata </text:span></text:p>
            <text:p text:style-name="P1"><text:span text:style-name="T2">ed il servizio ad essa associata (</text:span><text:span text:style-name="T5">service</text:span><text:span text:style-name="T2">)</text:span></text:p>
          </draw:text-box>
        </draw:frame>
        <draw:line draw:style-name="gr5" draw:text-style-name="P5" draw:layer="layout" svg:x1="10.5cm" svg:y1="21.5cm" svg:x2="10.5cm" svg:y2="22.5cm">
          <text:p/>
        </draw:line>
        <draw:line draw:style-name="gr6" draw:text-style-name="P5" draw:layer="layout" svg:x1="15.2cm" svg:y1="42.3cm" svg:x2="19.7cm" svg:y2="42.3cm">
          <text:p/>
        </draw:line>
        <draw:line draw:style-name="gr6" draw:text-style-name="P5" draw:layer="layout" svg:x1="19.7cm" svg:y1="16.4cm" svg:x2="19.7cm" svg:y2="42.3cm">
          <text:p/>
        </draw:line>
        <draw:line draw:style-name="gr5" draw:text-style-name="P5" draw:layer="layout" svg:x1="19.75cm" svg:y1="16.45cm" svg:x2="11.1cm" svg:y2="16.4cm">
          <text:p/>
        </draw:line>
        <draw:custom-shape draw:style-name="gr21" draw:text-style-name="P4" draw:layer="layout" svg:width="4.4cm" svg:height="1.5cm" svg:x="13.012cm" svg:y="3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3" draw:layer="layout" svg:width="2.822cm" svg:height="0.747cm" svg:x="13.801cm" svg:y="34.903cm">
          <draw:text-box>
            <text:p text:style-name="P1"><text:span text:style-name="T1"><text:s/></text:span><text:span text:style-name="T1">service == wait</text:span></text:p>
          </draw:text-box>
        </draw:frame>
        <draw:line draw:style-name="gr6" draw:text-style-name="P5" draw:layer="layout" svg:x1="12.912cm" svg:y1="35.3cm" svg:x2="11.812cm" svg:y2="35.3cm">
          <text:p/>
        </draw:line>
        <draw:line draw:style-name="gr5" draw:text-style-name="P5" draw:layer="layout" svg:x1="11.812cm" svg:y1="35.3cm" svg:x2="11.812cm" svg:y2="35.3cm">
          <text:p/>
        </draw:line>
        <draw:frame draw:style-name="gr9" draw:text-style-name="P3" draw:layer="layout" svg:width="1.552cm" svg:height="0.747cm" svg:x="11.2cm" svg:y="34.604cm">
          <draw:text-box>
            <text:p text:style-name="P1"><text:span text:style-name="T1">FALSE</text:span></text:p>
          </draw:text-box>
        </draw:frame>
        <draw:line draw:style-name="gr6" draw:text-style-name="P5" draw:layer="layout" svg:x1="11.812cm" svg:y1="35.3cm" svg:x2="11.8cm" svg:y2="41.2cm">
          <text:p/>
        </draw:line>
        <draw:line draw:style-name="gr6" draw:text-style-name="P5" draw:layer="layout" svg:x1="18.612cm" svg:y1="35.3cm" svg:x2="17.512cm" svg:y2="35.3cm">
          <text:p/>
        </draw:line>
        <draw:frame draw:style-name="gr7" draw:text-style-name="P3" draw:layer="layout" svg:width="1.34cm" svg:height="0.747cm" svg:x="17.401cm" svg:y="34.605cm">
          <draw:text-box>
            <text:p text:style-name="P1"><text:span text:style-name="T1">TRUE</text:span></text:p>
          </draw:text-box>
        </draw:frame>
        <draw:line draw:style-name="gr6" draw:text-style-name="P5" draw:layer="layout" svg:x1="11.9cm" svg:y1="41.2cm" svg:x2="18.7cm" svg:y2="41.2cm">
          <text:p/>
        </draw:line>
        <draw:line draw:style-name="gr5" draw:text-style-name="P5" draw:layer="layout" svg:x1="18.612cm" svg:y1="35.3cm" svg:x2="18.612cm" svg:y2="35.3cm">
          <text:p/>
        </draw:line>
        <draw:line draw:style-name="gr5" draw:text-style-name="P5" draw:layer="layout" svg:x1="18.612cm" svg:y1="35.3cm" svg:x2="18.612cm" svg:y2="36.39cm">
          <text:p/>
        </draw:line>
        <draw:line draw:style-name="gr6" draw:text-style-name="P5" draw:layer="layout" svg:x1="18.7cm" svg:y1="39.1cm" svg:x2="18.7cm" svg:y2="41.2cm">
          <text:p/>
        </draw:line>
        <draw:custom-shape draw:style-name="gr30" draw:text-style-name="P8" draw:layer="layout" svg:width="3.8cm" svg:height="1.3cm" svg:x="4.3cm" svg:y="46.8cm">
          <text:p text:style-name="P7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layout" svg:x1="6.199cm" svg:y1="44.3cm" svg:x2="6.199cm" svg:y2="46.6cm">
          <text:p/>
        </draw:line>
        <draw:custom-shape draw:style-name="gr31" draw:text-style-name="P7" draw:layer="layout" svg:width="0.594cm" svg:height="0.594cm" svg:x="10.106cm" svg:y="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8cm" svg:height="1.5cm" svg:x="7.111cm" svg:y="1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3.711cm" svg:height="0.747cm" svg:x="8.889cm" svg:y="18.553cm">
          <draw:text-box>
            <text:p text:style-name="P1"><text:span text:style-name="T1">Interrotta da SIGNAL</text:span></text:p>
          </draw:text-box>
        </draw:frame>
        <draw:line draw:style-name="gr6" draw:text-style-name="P5" draw:layer="layout" svg:x1="6.811cm" svg:y1="18.9cm" svg:x2="5.711cm" svg:y2="18.9cm">
          <text:p/>
        </draw:line>
        <draw:line draw:style-name="gr5" draw:text-style-name="P5" draw:layer="layout" svg:x1="5.711cm" svg:y1="18.9cm" svg:x2="5.711cm" svg:y2="18.9cm">
          <text:p/>
        </draw:line>
        <draw:line draw:style-name="gr5" draw:text-style-name="P5" draw:layer="layout" svg:x1="5.6cm" svg:y1="16.7cm" svg:x2="9.5cm" svg:y2="16.7cm">
          <text:p/>
        </draw:line>
        <draw:frame draw:style-name="gr7" draw:text-style-name="P3" draw:layer="layout" svg:width="1.34cm" svg:height="0.747cm" svg:x="6.4cm" svg:y="17.8cm">
          <draw:text-box>
            <text:p text:style-name="P1"><text:span text:style-name="T1">TRUE</text:span></text:p>
          </draw:text-box>
        </draw:frame>
        <draw:frame draw:style-name="gr9" draw:text-style-name="P3" draw:layer="layout" svg:width="1.552cm" svg:height="0.747cm" svg:x="10.948cm" svg:y="19.753cm">
          <draw:text-box>
            <text:p text:style-name="P1"><text:span text:style-name="T1">FALSE</text:span></text:p>
          </draw:text-box>
        </draw:frame>
        <draw:line draw:style-name="gr5" draw:text-style-name="P5" draw:layer="layout" svg:x1="10.5cm" svg:y1="17.5cm" svg:x2="10.5cm" svg:y2="18.3cm">
          <text:p/>
        </draw:line>
        <draw:line draw:style-name="gr6" draw:text-style-name="P9" draw:layer="layout" svg:x1="5.7cm" svg:y1="16.7cm" svg:x2="5.7cm" svg:y2="18.9cm">
          <text:p/>
        </draw:line>
        <draw:line draw:style-name="gr5" draw:text-style-name="P5" draw:layer="layout" svg:x1="10.5cm" svg:y1="19.8cm" svg:x2="10.5cm" svg:y2="20.6cm">
          <text:p/>
        </draw:line>
        <draw:custom-shape draw:style-name="gr32" draw:text-style-name="P7" draw:layer="layout" svg:width="0.6cm" svg:height="0.6cm" svg:x="2.8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draw:layer="layout" svg:width="0.6cm" svg:height="0.6cm" svg:x="2.80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0" draw:layer="layout" svg:x1="3.101cm" svg:y1="12.701cm" svg:x2="3.101cm" svg:y2="13.301cm">
          <text:p/>
        </draw:line>
        <draw:line draw:style-name="gr34" draw:text-style-name="P10" draw:layer="layout" svg:x1="3.101cm" svg:y1="15.801cm" svg:x2="3.101cm" svg:y2="14.501cm">
          <text:p/>
        </draw:line>
        <draw:frame draw:style-name="gr10" draw:text-style-name="P3" draw:layer="layout" svg:width="6.2cm" svg:height="2.057cm" svg:x="0.7cm" svg:y="13.443cm">
          <draw:text-box>
            <text:p text:style-name="P1"><text:span text:style-name="T2">Mostrare gestione dell’handl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11:46:27.233000000</meta:creation-date>
    <dc:date>2019-12-16T22:06:06.951000000</dc:date>
    <meta:editing-duration>PT47M26S</meta:editing-duration>
    <meta:editing-cycles>8</meta:editing-cycles>
    <meta:generator>LibreOffice/6.3.3.2$Windows_X86_64 LibreOffice_project/a64200df03143b798afd1ec74a12ab50359878ed</meta:generator>
    <meta:document-statistic meta:object-count="118"/>
  </office:meta>
</office:document-meta>
</file>